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Monospace" svg:font-family="Monospace"/>
    <style:font-face style:name="DejaVu Sans1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20pt" style:font-size-asian="20pt" style:font-name-complex="Arial" style:font-size-complex="20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text-autospace="none"/>
    </style:style>
    <style:style style:name="P8" style:family="paragraph" style:parent-style-name="Standard">
      <style:paragraph-properties fo:text-align="end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Monospace" fo:font-size="20pt" style:font-name-asian="Monospace" style:font-size-asian="20pt" style:font-name-complex="Monospace" style:font-size-complex="20pt"/>
    </style:style>
    <style:style style:name="P15" style:family="paragraph" style:parent-style-name="Standard" style:master-page-name="Standard">
      <style:paragraph-properties style:page-number="auto"/>
      <style:text-properties style:font-name="Arial" style:font-name-complex="Arial"/>
    </style:style>
    <style:style style:name="P16" style:family="paragraph">
      <style:paragraph-properties fo:text-align="center"/>
    </style:style>
    <style:style style:name="T1" style:family="text">
      <style:text-properties style:font-name="Arial" style:font-name-complex="Arial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5" style:family="text">
      <style:text-properties fo:color="#0000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6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portgen:</text:p>
      <text:p text:style-name="P1"/>
      <text:p text:style-name="P5"><text:span text:style-name="T1">هدف انست که کویری ها را در عالبی ذخیره کنیم که بتوان بر روی اجزا ان کنترل داشت و به هر جز ان <text:s/>خصوصیاتی را انتساب کرد </text:span></text:p>
      <text:p text:style-name="P5"><text:span text:style-name="T1">در این پیاده سازی کویریتعریفی جداگانه از شرط ها <text:s/>دارد و رابطه درختی شرط ها نیز بیرون از شرط ها ذحیره می شود و <text:s/>لذا یک شرط اطلاعی از انکه در کدام درخت قرارگرفته ندارد همچنین رابطه شرط ها نیز می تواند تودرتو باشد </text:span></text:p>
      <text:p text:style-name="P2">این امر <text:s/>قابلیت چندبار مصرف بودن به شرط ها می دهد</text:p>
      <text:p text:style-name="P2"><draw:rect text:anchor-type="paragraph" draw:z-index="4" draw:style-name="gr1" draw:text-style-name="P16" svg:width="1.1461in" svg:height="0.5941in" svg:x="5.3382in" svg:y="0.0535in"><text:p text:style-name="P16">Access controll</text:p></draw:rect></text:p>
      <text:p text:style-name="P2"/>
      <text:p text:style-name="P2"/>
      <text:p text:style-name="P2"><draw:custom-shape text:anchor-type="paragraph" draw:z-index="6" draw:style-name="gr2" svg:width="0.1043in" svg:height="0.2398in" svg:x="5.9319in" svg:y="0.0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ellipse text:anchor-type="paragraph" draw:z-index="2" draw:style-name="gr1" draw:text-style-name="P16" svg:width="0.9587in" svg:height="0.563in" svg:x="5.5154in" svg:y="0.1201in"><text:p text:style-name="P16">چک</text:p></draw:ellipse><draw:rect text:anchor-type="paragraph" draw:z-index="8" draw:style-name="gr1" draw:text-style-name="P16" svg:width="1.0213in" svg:height="0.5421in" svg:x="7.0882in" svg:y="0.1201in"><text:p text:style-name="P16">Query</text:p></draw:rect></text:p>
      <text:p text:style-name="P2"><draw:rect text:anchor-type="paragraph" draw:z-index="0" draw:style-name="gr1" draw:text-style-name="P16" svg:width="0.9378in" svg:height="0.4898in" svg:x="3.9217in" svg:y="0.022in"><text:p text:style-name="P16">Query</text:p><text:p text:style-name="P16">Defenition</text:p></draw:rect><draw:custom-shape text:anchor-type="paragraph" draw:z-index="1" draw:style-name="gr2" svg:width="0.7087in" svg:height="0.1358in" svg:x="4.8591in" svg:y="0.18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615in" svg:height="0.1043in" svg:x="6.4736in" svg:y="0.136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4"><draw:custom-shape text:anchor-type="paragraph" draw:z-index="5" draw:style-name="gr2" svg:width="0.1252in" svg:height="0.2713in" svg:x="5.9528in" svg:y="0.107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><draw:rect text:anchor-type="paragraph" draw:z-index="3" draw:style-name="gr1" draw:text-style-name="P16" svg:width="0.8441in" svg:height="0.5732in" svg:x="5.5984in" svg:y="0.0728in"><text:p text:style-name="P16">Data</text:p><text:p text:style-name="P16">Source</text:p></draw:rect></text:p>
      <text:p text:style-name="P4"/>
      <text:p text:style-name="P4"/>
      <text:p text:style-name="P4"/>
      <text:p text:style-name="P4">1.define query</text:p>
      <text:p text:style-name="P3"/>
      <text:p text:style-name="P6"><text:span text:style-name="T2">report2334 </text:span><text:span text:style-name="T8">extends </text:span><text:span text:style-name="T2">reportDefenitionAbstract{}</text:span></text:p>
      <text:p text:style-name="P8"/>
      <text:p text:style-name="P11">how to use</text:p>
      <text:p text:style-name="P13">سپس می توان از طریق زیر اقدام به فراخوانی کویری مورد نظر کرد</text:p>
      <text:p text:style-name="P6"><text:bookmark-start text:name="__DdeLink__5_748764536"/><text:span text:style-name="T2">$</text:span><text:bookmark-start text:name="__DdeLink__33_748764536"/><text:span text:style-name="T2">reportObject</text:span><text:bookmark-end text:name="__DdeLink__5_748764536"/><text:bookmark-end text:name="__DdeLink__33_748764536"/><text:span text:style-name="T2">=</text:span><text:bookmark-start text:name="__DdeLink__3_748764536"/><text:span text:style-name="T2">reportgen</text:span><text:bookmark-end text:name="__DdeLink__3_748764536"/><text:span text:style-name="T2">\reportgen()-&gt;getReport('reportName');</text:span></text:p>
      <text:p text:style-name="P7"><text:span text:style-name="T2">$reportObject-&gt;</text:span><text:bookmark-start text:name="__DdeLink__25_7487645361"/><text:span text:style-name="T2">addWhereCondition(</text:span><text:bookmark-start text:name="__DdeLink__39_748764536"/><text:span text:style-name="T2">$</text:span><text:span text:style-name="T3">condition</text:span><text:bookmark-end text:name="__DdeLink__39_748764536"/><text:span text:style-name="T2">, </text:span><text:span text:style-name="T9">"OR"</text:span><text:span text:style-name="T2">)</text:span><text:bookmark-end text:name="__DdeLink__25_7487645361"/><text:span text:style-name="T2">; // second argument is string so $condition add as root condition</text:span></text:p>
      <text:p text:style-name="P7"><text:span text:style-name="T2"><text:s text:c="6"/>-&gt;addWhereCondition(</text:span><text:bookmark-start text:name="__DdeLink__36_748764536"/><text:span text:style-name="T2">$</text:span><text:bookmark-start text:name="__DdeLink__23_7487645361"/><text:span text:style-name="T3">subCondition</text:span><text:bookmark-end text:name="__DdeLink__36_748764536"/><text:bookmark-end text:name="__DdeLink__23_7487645361"/><text:span text:style-name="T2">, $condOne, </text:span><text:span text:style-name="T9">"AND"</text:span><text:span text:style-name="T2">)//add $</text:span><text:bookmark-start text:name="__DdeLink__23_74876453611"/><text:span text:style-name="T3">subCondition</text:span><text:bookmark-end text:name="__DdeLink__23_74876453611"/><text:span text:style-name="T4"> as child of $</text:span><text:span text:style-name="T3">condition</text:span><text:span text:style-name="T4"> <text:s text:c="2"/>and second argument is combination of the child with brothers in parent</text:span></text:p>
      <text:p text:style-name="P9"/>
      <text:p text:style-name="P14"/>
      <text:p text:style-name="P14"/>
      <text:p text:style-name="P14">2.define condition</text:p>
      <text:p text:style-name="P13">شرط ها در داخل کویری جداگانه تعریف می شوند و سپس به شرط های کویری افزوده می شوند</text:p>
      <text:p text:style-name="P13">تعریف به صورت</text:p>
      <text:p text:style-name="P7"><text:span text:style-name="T2">condition::</text:span><text:span text:style-name="T5">create</text:span><text:span text:style-name="T2">(</text:span><text:span text:style-name="T9">'conditionNameString'</text:span><text:span text:style-name="T2">, </text:span><text:bookmark-start text:name="__DdeLink__13_748764536"/><text:span text:style-name="T2">PredicateSet</text:span><text:bookmark-end text:name="__DdeLink__13_748764536"/><text:span text:style-name="T2">|arrayOfPredicateSet , combinationOfArrayElementsInSeconfArgument) // return object of condition</text:span></text:p>
      <text:p text:style-name="P10"/>
      <text:p text:style-name="P12">EXAMPLE:</text:p>
      <text:p text:style-name="P10"/>
      <text:p text:style-name="P7"><text:span text:style-name="T2">$</text:span><text:bookmark-start text:name="__DdeLink__7_748764536"/><text:bookmark-start text:name="__DdeLink__15_748764536"/><text:span text:style-name="T3">subCondition</text:span><text:bookmark-end text:name="__DdeLink__7_748764536"/><text:bookmark-end text:name="__DdeLink__15_748764536"/><text:span text:style-name="T2"> = </text:span><text:bookmark-start text:name="__DdeLink__11_748764536"/><text:span text:style-name="T2">condition::</text:span><text:span text:style-name="T5">create</text:span><text:span text:style-name="T2">(</text:span><text:span text:style-name="T9">'conditionName1'</text:span><text:span text:style-name="T2">, </text:span><text:span text:style-name="T8">new </text:span><text:span text:style-name="T2">predicate\PredicateSet([somePredicates]))</text:span><text:bookmark-end text:name="__DdeLink__11_748764536"/><text:span text:style-name="T2">;</text:span></text:p>
      <text:p text:style-name="P12"/>
      <text:p text:style-name="P7"><text:span text:style-name="T2">$</text:span><text:bookmark-start text:name="__DdeLink__20_748764536"/><text:span text:style-name="T3">subOfSub</text:span><text:bookmark-start text:name="__DdeLink__9_748764536"/><text:span text:style-name="T3">Condition</text:span><text:bookmark-end text:name="__DdeLink__20_748764536"/><text:bookmark-end text:name="__DdeLink__9_748764536"/><text:span text:style-name="T2"> = condition::</text:span><text:span text:style-name="T5">create</text:span><text:span text:style-name="T2">(</text:span><text:span text:style-name="T9">'sub1sub3CondOne'</text:span><text:span text:style-name="T2">, </text:span><text:span text:style-name="T8">new </text:span><text:span text:style-name="T2">predicate\PredicateSet(</text:span></text:p>
      <text:p text:style-name="P12"><text:tab/><text:tab/><text:tab/><text:tab/>[</text:p>
      <text:p text:style-name="P7"><text:span text:style-name="T2"><text:tab/><text:tab/><text:tab/><text:tab/></text:span><text:span text:style-name="T8">new </text:span><text:span text:style-name="T2">predicate\Operator(</text:span><text:span text:style-name="T9">'sub1sub3CondOne1'</text:span><text:span text:style-name="T2">, predicate\Operator::</text:span><text:span text:style-name="T10">OP_EQ</text:span><text:span text:style-name="T2">, 9),</text:span></text:p>
      <text:p text:style-name="P7"><text:span text:style-name="T2"><text:tab/><text:tab/><text:tab/><text:tab/></text:span><text:span text:style-name="T8">new </text:span><text:span text:style-name="T2">predicate\Expression(</text:span><text:span text:style-name="T9">'SQR(sub1sub3CondOne2) &lt;&gt; ?'</text:span><text:span text:style-name="T2">, <text:s/>9)</text:span></text:p>
      <text:p text:style-name="P7"><text:soft-page-break/><text:span text:style-name="T2"><text:tab/><text:tab/><text:tab/><text:tab/>],</text:span><text:span text:style-name="T9">"AND"</text:span><text:span text:style-name="T2">));</text:span></text:p>
      <text:p text:style-name="P10"/>
      <text:p text:style-name="P7"><text:span text:style-name="T2">$</text:span><text:bookmark-start text:name="__DdeLink__17_748764536"/><text:span text:style-name="T3">condition</text:span><text:bookmark-end text:name="__DdeLink__17_748764536"/><text:span text:style-name="T2"> = condition::</text:span><text:span text:style-name="T5">create</text:span><text:span text:style-name="T2">(</text:span><text:span text:style-name="T9">'condOne'</text:span><text:span text:style-name="T2">,</text:span><text:span text:style-name="T8">array</text:span><text:span text:style-name="T2">(</text:span></text:p>
      <text:p text:style-name="P7"><text:span text:style-name="T2"><text:tab/><text:tab/><text:tab/><text:tab/></text:span><text:span text:style-name="T8">new </text:span><text:span text:style-name="T2">predicate\PredicateSet(</text:span></text:p>
      <text:p text:style-name="P7"><text:span text:style-name="T6"><text:tab/><text:tab/><text:tab/><text:tab/><text:tab/></text:span><text:span text:style-name="T8">array</text:span><text:span text:style-name="T2">(</text:span><text:span text:style-name="T8">new </text:span><text:span text:style-name="T2">predicate\Operator(</text:span><text:span text:style-name="T9">'condOne1'</text:span><text:span text:style-name="T2">, predicate\Operator::</text:span><text:span text:style-name="T10">OP_EQ</text:span><text:span text:style-name="T2">, 1),</text:span><text:span text:style-name="T8">new </text:span><text:span text:style-name="T2">predicate\Operator(</text:span><text:span text:style-name="T9">'condOne2'</text:span><text:span text:style-name="T2">, predicate\Operator::</text:span><text:span text:style-name="T10">OP_EQ</text:span><text:span text:style-name="T2">, 2),</text:span></text:p>
      <text:p text:style-name="P7"><text:span text:style-name="T2"><text:tab/><text:tab/><text:tab/><text:tab/><text:tab/>), </text:span><text:span text:style-name="T9">"OR"</text:span><text:span text:style-name="T2">),</text:span></text:p>
      <text:p text:style-name="P7"><text:span text:style-name="T2"><text:tab/><text:tab/><text:tab/><text:tab/></text:span><text:span text:style-name="T8">new </text:span><text:span text:style-name="T2">predicate\PredicateSet([</text:span><text:span text:style-name="T8">new </text:span><text:span text:style-name="T2">predicate\Expression(</text:span><text:span text:style-name="T9">'condOne3 &gt; ?'</text:span><text:span text:style-name="T2">, </text:span><text:span text:style-name="T9">5</text:span><text:span text:style-name="T2">)]),</text:span></text:p>
      <text:p text:style-name="P12"><text:tab/><text:tab/><text:tab/><text:tab/>),</text:p>
      <text:p text:style-name="P7"><text:span text:style-name="T9">"OR"</text:span><text:span text:style-name="T2">);// last argument related to combination of array elements defined in second argument</text:span></text:p>
      <text:p text:style-name="P10"/>
      <text:p text:style-name="P7"><text:span text:style-name="T2"><text:s/></text:span><text:bookmark-start text:name="__DdeLink__29_748764536"/><text:span text:style-name="T2">$this-&gt;</text:span><text:bookmark-start text:name="__DdeLink__25_748764536"/><text:span text:style-name="T2">addWhereCondition($</text:span><text:span text:style-name="T3">condition</text:span><text:span text:style-name="T2">, </text:span><text:span text:style-name="T9">"OR"</text:span><text:span text:style-name="T2">)</text:span><text:bookmark-end text:name="__DdeLink__25_748764536"/></text:p>
      <text:p text:style-name="P7"><text:span text:style-name="T2"><text:s text:c="6"/>-&gt;addWhereCondition($</text:span><text:bookmark-start text:name="__DdeLink__23_748764536"/><text:span text:style-name="T3">subCondition</text:span><text:bookmark-end text:name="__DdeLink__23_748764536"/><text:span text:style-name="T2">, $condOne, </text:span><text:span text:style-name="T9">"AND"</text:span><text:span text:style-name="T2">)</text:span></text:p>
      <text:p text:style-name="P7"><text:span text:style-name="T2"><text:tab/>-&gt;addWhereCondition($</text:span><text:span text:style-name="T3">subOfSub</text:span><text:bookmark-start text:name="__DdeLink__9_7487645361"/><text:span text:style-name="T3">Condition</text:span><text:bookmark-end text:name="__DdeLink__9_7487645361"/><text:span text:style-name="T2">, $</text:span><text:span text:style-name="T3">subCondition</text:span><text:span text:style-name="T2">, </text:span><text:span text:style-name="T9">"OR"</text:span><text:span text:style-name="T2">)</text:span><text:bookmark-end text:name="__DdeLink__29_7487645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Monospace" svg:font-family="Monospace"/>
    <style:font-face style:name="DejaVu Sans1" svg:font-family="'DejaVu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0937in" fo:margin-right="0.0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12:27:42</meta:creation-date>
    <meta:editing-duration>P2171DT9H46M20S</meta:editing-duration>
    <dc:date>2013-05-12T16:56:30</dc:date>
    <meta:generator>OpenOffice.org/3.4.1$Unix OpenOffice.org_project/341m1$Build-9593</meta:generator>
    <meta:document-statistic meta:table-count="0" meta:image-count="0" meta:object-count="0" meta:page-count="2" meta:paragraph-count="32" meta:word-count="234" meta:character-count="2043"/>
    <meta:editing-cycles>1</meta:editing-cycles>
  </office:meta>
</office:document-meta>
</file>